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44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7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Waisted</text:p>
          </table:table-cell>
        </table:table-row>
        <table:table-row table:style-name="ro1">
          <table:table-cell table:style-name="ce2" office:value-type="date" office:date-value="2017-07-03" calcext:value-type="date">
            <text:p>Mon, Jul 3, 17</text:p>
          </table:table-cell>
          <table:table-cell office:value-type="string" calcext:value-type="string">
            <text:p>Coffee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formula="of:=[.C2]*[.D2]" office:value-type="float" office:value="4.2" calcext:value-type="float">
            <text:p>4.2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03" calcext:value-type="date">
            <text:p>Mon, Jul 3, 17</text:p>
          </table:table-cell>
          <table:table-cell office:value-type="string" calcext:value-type="string">
            <text:p>Cigarett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3]*[.D3]" office:value-type="float" office:value="7" calcext:value-type="float">
            <text:p>7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date" office:date-value="2017-07-03" calcext:value-type="date">
            <text:p>Mon, Jul 3, 17</text:p>
          </table:table-cell>
          <table:table-cell office:value-type="string" calcext:value-type="string">
            <text:p>L’équip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C4]*[.D4]" office:value-type="float" office:value="1.5" calcext:value-type="float">
            <text:p>1.5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date" office:date-value="2017-07-03" calcext:value-type="date">
            <text:p>Mon, Jul 3, 17</text:p>
          </table:table-cell>
          <table:table-cell office:value-type="string" calcext:value-type="string">
            <text:p>Coffe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*[.D5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03" calcext:value-type="date">
            <text:p>Mon, Jul 3, 17</text:p>
          </table:table-cell>
          <table:table-cell office:value-type="string" calcext:value-type="string">
            <text:p>Subwa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6]*[.D6]" office:value-type="float" office:value="9" calcext:value-type="float">
            <text:p>9</text:p>
          </table:table-cell>
          <table:table-cell office:value-type="string" calcext:value-type="string">
            <text:p>€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2" office:value-type="date" office:date-value="2017-07-03" calcext:value-type="date">
            <text:p>Mon, Jul 3, 17</text:p>
          </table:table-cell>
          <table:table-cell office:value-type="string" calcext:value-type="string">
            <text:p>Pepito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C7]*[.D7]" office:value-type="float" office:value="1.3" calcext:value-type="float">
            <text:p>1.3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03" calcext:value-type="date">
            <text:p>Mon, Jul 3, 17</text:p>
          </table:table-cell>
          <table:table-cell office:value-type="string" calcext:value-type="string">
            <text:p>Beers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C8]*[.D8]" office:value-type="float" office:value="4.5" calcext:value-type="float">
            <text:p>4.5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04" calcext:value-type="date">
            <text:p>Tue, Jul 4, 17</text:p>
          </table:table-cell>
          <table:table-cell office:value-type="string" calcext:value-type="string">
            <text:p>Pepito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C10]*[.D10]" office:value-type="float" office:value="1.3" calcext:value-type="float">
            <text:p>1.3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04" calcext:value-type="date">
            <text:p>Tue, Jul 4, 17</text:p>
          </table:table-cell>
          <table:table-cell office:value-type="string" calcext:value-type="string">
            <text:p>Sandwich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date" office:date-value="2017-07-04" calcext:value-type="date">
            <text:p>Tue, Jul 4, 17</text:p>
          </table:table-cell>
          <table:table-cell office:value-type="string" calcext:value-type="string">
            <text:p>Cigaret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12]*[.D12]" office:value-type="float" office:value="14" calcext:value-type="float">
            <text:p>14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date" office:date-value="2017-07-04" calcext:value-type="date">
            <text:p>Tue, Jul 4, 17</text:p>
          </table:table-cell>
          <table:table-cell office:value-type="string" calcext:value-type="string">
            <text:p>Salad</text:p>
          </table:table-cell>
          <table:table-cell table:number-columns-repeated="2"/>
          <table:table-cell table:formula="of:=[.C13]*[.D13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04" calcext:value-type="date">
            <text:p>Tue, Jul 4, 17</text:p>
          </table:table-cell>
          <table:table-cell office:value-type="string" calcext:value-type="string">
            <text:p>Beers</text:p>
          </table:table-cell>
          <table:table-cell table:number-columns-repeated="2"/>
          <table:table-cell table:formula="of:=[.C14]*[.D14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05" calcext:value-type="date">
            <text:p>Wed, Jul 5, 17</text:p>
          </table:table-cell>
          <table:table-cell office:value-type="string" calcext:value-type="string">
            <text:p>Pepito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C16]*[.D16]" office:value-type="float" office:value="1.3" calcext:value-type="float">
            <text:p>1.3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05" calcext:value-type="date">
            <text:p>Wed, Jul 5, 17</text:p>
          </table:table-cell>
          <table:table-cell office:value-type="string" calcext:value-type="string">
            <text:p>Resto Rossigno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17]*[.D17]" office:value-type="float" office:value="11" calcext:value-type="float">
            <text:p>11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05" calcext:value-type="date">
            <text:p>Wed, Jul 5, 17</text:p>
          </table:table-cell>
          <table:table-cell office:value-type="string" calcext:value-type="string">
            <text:p>Beers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C18]*[.D18]" office:value-type="float" office:value="4.5" calcext:value-type="float">
            <text:p>4.5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05" calcext:value-type="date">
            <text:p>Wed, Jul 5, 17</text:p>
          </table:table-cell>
          <table:table-cell office:value-type="string" calcext:value-type="string">
            <text:p>Sod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date" office:date-value="2017-07-05" calcext:value-type="date">
            <text:p>Wed, Jul 5, 17</text:p>
          </table:table-cell>
          <table:table-cell office:value-type="string" calcext:value-type="string">
            <text:p>Sal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D20]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date" office:date-value="2017-07-06" calcext:value-type="date">
            <text:p>Thu, Jul 6, 17</text:p>
          </table:table-cell>
          <table:table-cell office:value-type="string" calcext:value-type="string">
            <text:p>Pains raisin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06" calcext:value-type="date">
            <text:p>Thu, Jul 6, 17</text:p>
          </table:table-cell>
          <table:table-cell office:value-type="string" calcext:value-type="string">
            <text:p>Cigarettes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.3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06" calcext:value-type="date">
            <text:p>Thu, Jul 6, 17</text:p>
          </table:table-cell>
          <table:table-cell office:value-type="string" calcext:value-type="string">
            <text:p>Vedettes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06" calcext:value-type="date">
            <text:p>Thu, Jul 6, 17</text:p>
          </table:table-cell>
          <table:table-cell office:value-type="string" calcext:value-type="string">
            <text:p>Salad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06" calcext:value-type="date">
            <text:p>Thu, Jul 6, 17</text:p>
          </table:table-cell>
          <table:table-cell office:value-type="string" calcext:value-type="string">
            <text:p>Beers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2" office:value-type="date" office:date-value="2017-07-07" calcext:value-type="date">
            <text:p>Fri, Jul 7, 17</text:p>
          </table:table-cell>
          <table:table-cell office:value-type="string" calcext:value-type="string">
            <text:p>Pains raisin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7-07" calcext:value-type="date">
            <text:p>Fri, Jul 7, 17</text:p>
          </table:table-cell>
          <table:table-cell office:value-type="string" calcext:value-type="string">
            <text:p>Gonfl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1:17:28.603208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8:55:10.360456608</meta:creation-date>
    <dc:date>2017-07-07T11:20:23.211297412</dc:date>
    <meta:editing-duration>PT51M23S</meta:editing-duration>
    <meta:editing-cycles>25</meta:editing-cycles>
    <meta:generator>LibreOffice/5.1.6.2$Linux_X86_64 LibreOffice_project/10m0$Build-2</meta:generator>
    <meta:document-statistic meta:table-count="1" meta:cell-count="139" meta:object-count="0"/>
  </office:meta>
</office:document-meta>
</file>